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78.4mm"/>
    </style:style>
    <style:style style:name="co3" style:family="table-column">
      <style:table-column-properties fo:break-before="auto" style:column-width="39.74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3.62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72.16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62.72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42.95mm"/>
    </style:style>
    <style:style style:name="co14" style:family="table-column">
      <style:table-column-properties fo:break-before="auto" style:column-width="77.33mm"/>
    </style:style>
    <style:style style:name="co15" style:family="table-column">
      <style:table-column-properties fo:break-before="auto" style:column-width="40.82mm"/>
    </style:style>
    <style:style style:name="co16" style:family="table-column">
      <style:table-column-properties fo:break-before="auto" style:column-width="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a6" fo:border="0.06pt solid #000000"/>
    </style:style>
    <style:style style:name="ce8" style:family="table-cell" style:parent-style-name="Default">
      <style:table-cell-properties fo:background-color="#ec9ba4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5" style:family="table-cell" style:parent-style-name="Default">
      <style:table-cell-properties fo:background-color="#dee6ef" fo:border="0.06pt solid #00000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background-color="#dee6e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fo:background-color="#ffffa6" fo:border="0.06pt solid #000000"/>
    </style:style>
    <style:style style:name="ce17" style:family="table-cell" style:parent-style-name="Default" style:data-style-name="N10">
      <style:table-cell-properties fo:background-color="#ec9ba4" fo:border="0.06pt solid #000000"/>
    </style:style>
    <style:style style:name="ce14" style:family="table-cell" style:parent-style-name="Default" style:data-style-name="N10">
      <style:table-cell-properties fo:background-color="#ffbf00" fo:border="0.06pt solid #000000"/>
    </style:style>
    <style:style style:name="ce23" style:family="table-cell" style:parent-style-name="Default" style:data-style-name="N10">
      <style:table-cell-properties fo:background-color="#dee6ef" fo:border="0.06pt solid #000000"/>
    </style:style>
    <style:style style:name="ce24" style:family="table-cell" style:parent-style-name="Default" style:data-style-name="N10">
      <style:table-cell-properties fo:background-color="transparent" fo:border="0.06pt solid #000000"/>
    </style:style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結果まとめ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4" table:default-cell-style-name="ce1"/>
        <table:table-column table:style-name="co8" table:default-cell-style-name="ce13"/>
        <table:table-column table:style-name="co8" table:number-columns-repeated="2" table:default-cell-style-name="ce1"/>
        <table:table-column table:style-name="co9" table:default-cell-style-name="ce1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# of variations</text:p>
          </table:table-cell>
          <table:table-cell table:style-name="Default" table:number-columns-repeated="4"/>
          <table:table-cell table:style-name="Default" office:value-type="string" calcext:value-type="string" table:number-columns-spanned="4" table:number-rows-spanned="1">
            <text:p>バグありファイル</text:p>
          </table:table-cell>
          <table:covered-table-cell table:number-columns-repeated="3" table:style-name="Default"/>
          <table:table-cell table:style-name="Default"/>
          <table:table-cell table:style-name="Default" office:value-type="string" calcext:value-type="string" table:number-columns-spanned="2" table:number-rows-spanned="1">
            <text:p>バグなしファイル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Defect Sub Type</text:p>
          </table:table-cell>
          <table:table-cell table:style-name="ce4" office:value-type="string" calcext:value-type="string">
            <text:p>Defect Type</text:p>
          </table:table-cell>
          <table:table-cell table:style-name="ce4" office:value-type="string" calcext:value-type="string">
            <text:p>with Defects</text:p>
          </table:table-cell>
          <table:table-cell table:style-name="ce4" office:value-type="string" calcext:value-type="string">
            <text:p>without Defects</text:p>
          </table:table-cell>
          <table:table-cell table:style-name="ce4" office:value-type="string" calcext:value-type="string">
            <text:p>test file id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採否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期待通り見つけた件数</text:p>
          </table:table-cell>
          <table:table-cell table:style-name="ce7" office:value-type="string" calcext:value-type="string">
            <text:p>期待通りではないがともかく見つけた件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発見率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考察</text:p>
          </table:table-cell>
          <table:table-cell office:value-type="string" calcext:value-type="string">
            <text:p>メモ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tic buffer ov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54" calcext:value-type="float">
            <text:p>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verrun_st.c</text:p>
          </table:table-cell>
          <table:table-cell table:style-name="ce2" office:value-type="string" calcext:value-type="string">
            <text:p>採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3]-[.I3]" office:value-type="float" office:value="0" calcext:value-type="float">
            <text:p>0</text:p>
          </table:table-cell>
          <table:table-cell table:formula="of:=[.I3]/[.D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3]-[.N3]" office:value-type="float" office:value="54" calcext:value-type="float">
            <text:p>54</text:p>
          </table:table-cell>
          <table:table-cell table:style-name="ce2" office:value-type="string" calcext:value-type="string">
            <text:p>実施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tic buffer und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nderrun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]+[.K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]-[.I4]" office:value-type="float" office:value="0" calcext:value-type="float">
            <text:p>0</text:p>
          </table:table-cell>
          <table:table-cell table:formula="of:=[.I4]/[.D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]-[.N4]" office:value-type="float" office:value="13" calcext:value-type="float">
            <text:p>13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ross thread stack access</text:p>
          </table:table-cell>
          <table:table-cell table:style-name="ce8" office:value-type="string" calcext:value-type="string">
            <text:p>Stack-related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st_cross_thread_access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5]+[.K5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5]-[.I5]" office:value-type="float" office:value="6" calcext:value-type="float">
            <text:p>6</text:p>
          </table:table-cell>
          <table:table-cell table:style-name="ce17" table:formula="of:=[.I5]/[.D5]" office:value-type="percentage" office:value="0" calcext:value-type="percentage">
            <text:p>0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5]-[.N5]" office:value-type="float" office:value="3" calcext:value-type="float">
            <text:p>3</text:p>
          </table:table-cell>
          <table:table-cell table:style-name="ce8" office:value-type="string" calcext:value-type="string">
            <text:p>#001, #002, #003, #006について、sleep関数、pthread_join関数がコールできず、動作不可。</text:p>
          </table:table-cell>
          <table:table-cell office:value-type="string" calcext:value-type="string">
            <text:p>thread未対応なので、これは発見できないことが期待。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tack overflow</text:p>
          </table:table-cell>
          <table:table-cell table:style-name="ce8" office:value-type="string" calcext:value-type="string">
            <text:p>Stack-related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_overflow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6]+[.K6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6]-[.I6]" office:value-type="float" office:value="7" calcext:value-type="float">
            <text:p>7</text:p>
          </table:table-cell>
          <table:table-cell table:style-name="ce17" table:formula="of:=[.I6]/[.D6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6]-[.N6]" office:value-type="float" office:value="7" calcext:value-type="float">
            <text:p>7</text:p>
          </table:table-cell>
          <table:table-cell table:style-name="ce8" office:value-type="string" calcext:value-type="string">
            <text:p>スタックサイズがテスト想定よりも大きいため発見できず。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ck underrun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t_underrun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7]+[.K7]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7]-[.I7]" office:value-type="float" office:value="0" calcext:value-type="float">
            <text:p>0</text:p>
          </table:table-cell>
          <table:table-cell table:formula="of:=[.I7]/[.D7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7]-[.N7]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st_underrun_005だけKLEEバグでテストできず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valid memory access to already freed area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valid_memory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8]+[.K8]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-[.I8]" office:value-type="float" office:value="5" calcext:value-type="float">
            <text:p>5</text:p>
          </table:table-cell>
          <table:table-cell table:formula="of:=[.I8]/[.D8]" office:value-type="percentage" office:value="0.705882352941176" calcext:value-type="percentage">
            <text:p>71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8]-[.N8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emory allocation failure</text:p>
          </table:table-cell>
          <table:table-cell table:style-name="ce10" office:value-type="string" calcext:value-type="string">
            <text:p>Resource management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memory_allocation_failure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9]+[.K9]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9]-[.I9]" office:value-type="float" office:value="10" calcext:value-type="float">
            <text:p>10</text:p>
          </table:table-cell>
          <table:table-cell table:style-name="ce14" table:formula="of:=[.I9]/[.D9]" office:value-type="percentage" office:value="0.375" calcext:value-type="percentage">
            <text:p>38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9]-[.N9]" office:value-type="float" office:value="16" calcext:value-type="float">
            <text:p>16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emory leakage</text:p>
          </table:table-cell>
          <table:table-cell table:style-name="ce8" office:value-type="string" calcext:value-type="string">
            <text:p>Resource management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memory_leak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0]+[.K10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0]-[.I10]" office:value-type="float" office:value="18" calcext:value-type="float">
            <text:p>18</text:p>
          </table:table-cell>
          <table:table-cell table:style-name="ce17" table:formula="of:=[.I10]/[.D10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0]-[.N10]" office:value-type="float" office:value="18" calcext:value-type="float">
            <text:p>18</text:p>
          </table:table-cell>
          <table:table-cell table:style-name="ce8" office:value-type="string" calcext:value-type="string">
            <text:p>memory_leak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urn of a pointer to a local variabl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turn_local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1]+[.K1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-[.I11]" office:value-type="float" office:value="0" calcext:value-type="float">
            <text:p>0</text:p>
          </table:table-cell>
          <table:table-cell table:formula="of:=[.I11]/[.D11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1]-[.N11]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ninitialized memory access</text:p>
          </table:table-cell>
          <table:table-cell table:style-name="ce10" office:value-type="string" calcext:value-type="string">
            <text:p>Resource management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uninit_memory_access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2]+[.K12]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12]-[.I12]" office:value-type="float" office:value="11" calcext:value-type="float">
            <text:p>11</text:p>
          </table:table-cell>
          <table:table-cell table:style-name="ce14" table:formula="of:=[.I12]/[.D12]" office:value-type="percentage" office:value="0.266666666666667" calcext:value-type="percentage">
            <text:p>27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2]-[.N12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ouble fre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ouble_free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3]+[.K13]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-[.I13]" office:value-type="float" office:value="1" calcext:value-type="float">
            <text:p>1</text:p>
          </table:table-cell>
          <table:table-cell table:formula="of:=[.I13]/[.D13]" office:value-type="percentage" office:value="0.916666666666667" calcext:value-type="percentage">
            <text:p>92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3]-[.N13]" office:value-type="float" office:value="12" calcext:value-type="float">
            <text:p>1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ee non dynamically allocated memory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e_nondynamic_allocated_memory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4]+[.K14]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4]-[.I14]" office:value-type="float" office:value="0" calcext:value-type="float">
            <text:p>0</text:p>
          </table:table-cell>
          <table:table-cell table:formula="of:=[.I14]/[.D1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4]-[.N14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e_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5]+[.K15]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-[.I15]" office:value-type="float" office:value="5" calcext:value-type="float">
            <text:p>5</text:p>
          </table:table-cell>
          <table:table-cell table:formula="of:=[.I15]/[.D15]" office:value-type="percentage" office:value="0.642857142857143" calcext:value-type="percentage">
            <text:p>6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5]-[.N15]" office:value-type="float" office:value="14" calcext:value-type="float">
            <text:p>14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ad cast of a function pointer</text:p>
          </table:table-cell>
          <table:table-cell table:style-name="ce10" office:value-type="string" calcext:value-type="string">
            <text:p>Pointer-related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unc_pointer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6]+[.K16]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16]-[.I16]" office:value-type="float" office:value="10" calcext:value-type="float">
            <text:p>10</text:p>
          </table:table-cell>
          <table:table-cell table:style-name="ce14" table:formula="of:=[.I16]/[.D16]" office:value-type="percentage" office:value="0.333333333333333" calcext:value-type="percentage">
            <text:p>33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6]-[.N16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referencing a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7]+[.K17]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]-[.I17]" office:value-type="float" office:value="1" calcext:value-type="float">
            <text:p>1</text:p>
          </table:table-cell>
          <table:table-cell table:formula="of:=[.I17]/[.D17]" office:value-type="percentage" office:value="0.941176470588235" calcext:value-type="percentage">
            <text:p>9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7]-[.N17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Incorrect pointer arithmetic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ptr_subtraction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8]+[.K18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8]-[.I18]" office:value-type="float" office:value="2" calcext:value-type="float">
            <text:p>2</text:p>
          </table:table-cell>
          <table:table-cell table:style-name="ce17" table:formula="of:=[.I18]/[.D18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8]-[.N18]" office:value-type="float" office:value="2" calcext:value-type="float">
            <text:p>2</text:p>
          </table:table-cell>
          <table:table-cell table:style-name="ce8" office:value-type="string" calcext:value-type="string">
            <text:p>ptr_subtraction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ninitialized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ninit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9]+[.K19]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9]-[.I19]" office:value-type="float" office:value="8" calcext:value-type="float">
            <text:p>8</text:p>
          </table:table-cell>
          <table:table-cell table:formula="of:=[.I19]/[.D19]" office:value-type="percentage" office:value="0.5" calcext:value-type="percentage">
            <text:p>5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19]-[.N19]" office:value-type="float" office:value="15" calcext:value-type="float">
            <text:p>15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rong arguments passed to a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wrong_arguments_func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20]+[.K20]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-[.I20]" office:value-type="float" office:value="5" calcext:value-type="float">
            <text:p>5</text:p>
          </table:table-cell>
          <table:table-cell table:formula="of:=[.I20]/[.D20]" office:value-type="percentage" office:value="0.722222222222222" calcext:value-type="percentage">
            <text:p>72%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20]-[.N20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Comparison NULL with function pointer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mp_funcadr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21]+[.K21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21]-[.I21]" office:value-type="float" office:value="2" calcext:value-type="float">
            <text:p>2</text:p>
          </table:table-cell>
          <table:table-cell table:style-name="ce17" table:formula="of:=[.I21]/[.D21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1]-[.N21]" office:value-type="float" office:value="2" calcext:value-type="float">
            <text:p>2</text:p>
          </table:table-cell>
          <table:table-cell table:style-name="ce8" office:value-type="string" calcext:value-type="string">
            <text:p>cmp_funcadr_001のみ実施。clangがコード消去していたので発見できず。</text:p>
          </table:table-cell>
          <table:table-cell table:number-columns-repeated="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ower related errors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9" calcext:value-type="float">
            <text:p>29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pow_related_errors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2]-[.I22]" office:value-type="float" office:value="29" calcext:value-type="float">
            <text:p>29</text:p>
          </table:table-cell>
          <table:table-cell table:style-name="ce23" table:formula="of:=[.I22]/[.D22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Integer sign lost because of unsigned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sign_conv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3]-[.I23]" office:value-type="float" office:value="19" calcext:value-type="float">
            <text:p>19</text:p>
          </table:table-cell>
          <table:table-cell table:style-name="ce23" table:formula="of:=[.I23]/[.D23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Division by zero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zero_division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number-columns-repeated="2"/>
          <table:table-cell table:style-name="ce19" table:formula="of:=[.D24]-[.I24]" office:value-type="float" office:value="2" calcext:value-type="float">
            <text:p>2</text:p>
          </table:table-cell>
          <table:table-cell table:style-name="ce23" table:formula="of:=[.I24]/[.D24]" office:value-type="percentage" office:value="0.875" calcext:value-type="percentage">
            <text:p>88%</text:p>
          </table:table-cell>
          <table:table-cell table:style-name="ce15" table:number-columns-repeated="3"/>
          <table:table-cell office:value-type="string" calcext:value-type="string">
            <text:p>8:floating;10:rand();</text:p>
          </table:table-cell>
          <table:table-cell office:value-type="string" calcext:value-type="string">
            <text:p>call void @klee_div_zero_check(i64 %int_cast_to_i64), !dbg !901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Bit shift bigger than integral type or negative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it_shif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number-columns-repeated="2"/>
          <table:table-cell table:style-name="ce19" table:formula="of:=[.D25]-[.I25]" office:value-type="float" office:value="1" calcext:value-type="float">
            <text:p>1</text:p>
          </table:table-cell>
          <table:table-cell table:style-name="ce23" table:formula="of:=[.I25]/[.D25]" office:value-type="percentage" office:value="0.941176470588235" calcext:value-type="percentage">
            <text:p>94%</text:p>
          </table:table-cell>
          <table:table-cell table:style-name="ce15" table:number-columns-repeated="3"/>
          <table:table-cell office:value-type="string" calcext:value-type="string">
            <text:p>store i32 undef, i32* %1, align 4, !dbg !992</text:p>
          </table:table-cell>
          <table:table-cell office:value-type="string" calcext:value-type="string">
            <text:p>call void @klee_overshift_check(i64 32, i64 %int_cast_to_i64)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Integer precision lost because of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data_los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6]-[.I26]" office:value-type="float" office:value="19" calcext:value-type="float">
            <text:p>19</text:p>
          </table:table-cell>
          <table:table-cell table:style-name="ce23" table:formula="of:=[.I26]/[.D26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Data ov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data_ov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7]-[.I27]" office:value-type="float" office:value="25" calcext:value-type="float">
            <text:p>25</text:p>
          </table:table-cell>
          <table:table-cell table:style-name="ce23" table:formula="of:=[.I27]/[.D27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Data und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data_und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8]-[.I28]" office:value-type="float" office:value="12" calcext:value-type="float">
            <text:p>12</text:p>
          </table:table-cell>
          <table:table-cell table:style-name="ce23" table:formula="of:=[.I28]/[.D28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ntentional end less lo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less_loop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29]/[.D2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less assignment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sign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0]/[.D3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 extern type for global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valid_exte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1]/[.D31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_retu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2]/[.D32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nitialized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nit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3]/[.D33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adic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ing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4]/[.D34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5]/[.D35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turn value of function never checked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nction_return_value_unchecke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6]/[.D36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roper error handling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_error_handling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7]/[.D37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roper termination of block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roper_termination_of_b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8]/[.D38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undant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9]/[.D3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used variabl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used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40]/[.D4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ssign small buffer for structure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ttlemem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1]+[.K41]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]-[.I41]" office:value-type="float" office:value="0" calcext:value-type="float">
            <text:p>0</text:p>
          </table:table-cell>
          <table:table-cell table:formula="of:=[.I41]/[.D41]" office:value-type="percentage" office:value="1" calcext:value-type="percentage">
            <text:p>100%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41]-[.N41]" office:value-type="float" office:value="7" calcext:value-type="float">
            <text:p>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emory copy at overlapping areas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ow_memcpy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2]+[.K42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2]-[.I42]" office:value-type="float" office:value="2" calcext:value-type="float">
            <text:p>2</text:p>
          </table:table-cell>
          <table:table-cell table:style-name="ce17" table:formula="of:=[.I42]/[.D42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2]-[.N42]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ynamic buffer overflow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er_ov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3]+[.K43]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]-[.I43]" office:value-type="float" office:value="0" calcext:value-type="float">
            <text:p>0</text:p>
          </table:table-cell>
          <table:table-cell table:formula="of:=[.I43]/[.D4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3]-[.N43]" office:value-type="float" office:value="32" calcext:value-type="float">
            <text:p>3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ynamic buffer underrun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er_und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4]+[.K44]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44]-[.I44]" office:value-type="float" office:value="1" calcext:value-type="float">
            <text:p>1</text:p>
          </table:table-cell>
          <table:table-cell table:formula="of:=[.I44]/[.D44]" office:value-type="percentage" office:value="0.974358974358974" calcext:value-type="percentage">
            <text:p>9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4]-[.N44]" office:value-type="float" office:value="39" calcext:value-type="float">
            <text:p>39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Deletion of data structure sentinel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eletion_of_data_structure_sentinel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5]+[.K45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5]-[.I45]" office:value-type="float" office:value="3" calcext:value-type="float">
            <text:p>3</text:p>
          </table:table-cell>
          <table:table-cell table:style-name="ce17" table:formula="of:=[.I45]/[.D45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5]-[.N45]" office:value-type="float" office:value="3" calcext:value-type="float">
            <text:p>3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v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ve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cked but never un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_never_un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ce condition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_conditio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g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lock_without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d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d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ble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release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uble_releas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</table:table>
      <table:table table:name="Detection_Rate比較" table:style-name="ta1">
        <office:forms form:automatic-focus="false" form:apply-design-mode="false"/>
        <table:shapes>
          <draw:frame draw:z-index="0" draw:style-name="gr1" draw:text-style-name="P1" svg:width="257.57mm" svg:height="148.12mm" svg:x="27.35mm" svg:y="35.27mm">
            <draw:object draw:notify-on-update-of-ranges="Detection_Rate比較.B2:Detection_Rate比較.B6 Detection_Rate比較.C1:Detection_Rate比較.C1 Detection_Rate比較.C2:Detection_Rate比較.C6 Detection_Rate比較.D1:Detection_Rate比較.D1 Detection_Rate比較.D2:Detection_Rate比較.D6 Detection_Rate比較.E1:Detection_Rate比較.E1 Detection_Rate比較.E2:Detection_Rate比較.E6 Detection_Rate比較.F1:Detection_Rate比較.F1 Detection_Rate比較.F2:Detection_Rate比較.F6 Detection_Rate比較.G1:Detection_Rate比較.G1 Detection_Rate比較.G2:Detection_Rate比較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Detection Rate</text:p>
          </table:table-cell>
          <table:table-cell table:style-name="Default" office:value-type="string" calcext:value-type="string">
            <text:p>KLEE(期待通り発見)</text:p>
          </table:table-cell>
          <table:table-cell table:style-name="Default" office:value-type="string" calcext:value-type="string">
            <text:p>KLEE(期待通りではないがともかく発見したものも含む)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SUM([$結果まとめ.J3:.J4])/SUM([$結果まとめ.D3:.D4])" office:value-type="percentage" office:value="0.985074626865672" calcext:value-type="percentage">
            <text:p>99%</text:p>
          </table:table-cell>
          <table:table-cell table:formula="of:=SUM([$結果まとめ.I3:.I4])/SUM([$結果まとめ.D3:.D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.97" calcext:value-type="percentage">
            <text:p>97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SUM([$結果まとめ.J41:.J45])/SUM([$結果まとめ.D41:.D45])" office:value-type="percentage" office:value="0.896551724137931" calcext:value-type="percentage">
            <text:p>90%</text:p>
          </table:table-cell>
          <table:table-cell table:formula="of:=SUM([$結果まとめ.I41:.I45])/SUM([$結果まとめ.D41:.D45])" office:value-type="percentage" office:value="0.931034482758621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SUM([$結果まとめ.J5:.J7])/SUM([$結果まとめ.D5:.D7])" office:value-type="percentage" office:value="0.2" calcext:value-type="percentage">
            <text:p>20%</text:p>
          </table:table-cell>
          <table:table-cell table:formula="of:=SUM([$結果まとめ.I5:.I7])/SUM([$結果まとめ.D5:.D7])" office:value-type="percentage" office:value="0.35" calcext:value-type="percentage">
            <text:p>3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SUM([$結果まとめ.J8:.J14])/SUM([$結果まとめ.D8:.D14])" office:value-type="percentage" office:value="0.385416666666667" calcext:value-type="percentage">
            <text:p>39%</text:p>
          </table:table-cell>
          <table:table-cell table:formula="of:=SUM([$結果まとめ.I8:.I14])/SUM([$結果まとめ.D8:.D14])" office:value-type="percentage" office:value="0.53125" calcext:value-type="percentage">
            <text:p>53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55" calcext:value-type="percentage">
            <text:p>55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SUM([$結果まとめ.J15:.J21])/SUM([$結果まとめ.D15:.D21])" office:value-type="percentage" office:value="0.321428571428571" calcext:value-type="percentage">
            <text:p>32%</text:p>
          </table:table-cell>
          <table:table-cell table:formula="of:=SUM([$結果まとめ.I15:.I21])/SUM([$結果まとめ.D15:.D21])" office:value-type="percentage" office:value="0.607142857142857" calcext:value-type="percentage">
            <text:p>61%</text:p>
          </table:table-cell>
          <table:table-cell office:value-type="percentage" office:value="0.52" calcext:value-type="percentage">
            <text:p>52%</text:p>
          </table:table-cell>
          <table:table-cell table:number-columns-repeated="2" office:value-type="percentage" office:value="0.69" calcext:value-type="percentage">
            <text:p>69%</text:p>
          </table:table-cell>
        </table:table-row>
      </table:table>
      <table:table table:name="FPRate比較" table:style-name="ta1">
        <table:shapes>
          <draw:frame draw:z-index="0" draw:style-name="gr1" draw:text-style-name="P1" svg:width="257.57mm" svg:height="148.12mm" svg:x="27.35mm" svg:y="38.06mm">
            <draw:object draw:notify-on-update-of-ranges="FPRate比較.B2:FPRate比較.B6 FPRate比較.C1:FPRate比較.C1 FPRate比較.C2:FPRate比較.C6 FPRate比較.D1:FPRate比較.D1 FPRate比較.D2:FPRate比較.D6 FPRate比較.E1:FPRate比較.E1 FPRate比較.E2:FPRate比較.E6 FPRate比較.F1:FPRate比較.F1 FPRate比較.F2:FPRate比較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100-FPR</text:p>
          </table:table-cell>
          <table:table-cell table:style-name="Default" office:value-type="string" calcext:value-type="string">
            <text:p>KLEE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1-SUM([$結果まとめ.N3:.N4])/SUM([$結果まとめ.E3:.E4])" office:value-type="percentage" office:value="1" calcext:value-type="percentage">
            <text:p>100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1-SUM([$結果まとめ.N41:.N45])/SUM([$結果まとめ.E41:.E45])" office:value-type="percentage" office:value="0.954022988505747" calcext:value-type="percentage">
            <text:p>9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1-SUM([$結果まとめ.N5:.N7])/SUM([$結果まとめ.E5:.E7])" office:value-type="percentage" office:value="0.85" calcext:value-type="percentage">
            <text:p>8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1-SUM([$結果まとめ.N8:.N14])/SUM([$結果まとめ.E8:.E1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1-SUM([$結果まとめ.N15:.N21])/SUM([$結果まとめ.E15:.E21])" office:value-type="percentage" office:value="0.964285714285714" calcext:value-type="percentage">
            <text:p>96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</table:table-row>
      </table:table>
      <table:table table:name="ファイル名とIDの対応表" table:style-name="ta1"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efect sub type</text:p>
          </table:table-cell>
          <table:table-cell office:value-type="string" calcext:value-type="string">
            <text:p>defect type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t shift bigger than integral type or negative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bit_shif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ynamic buffer ov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overrun_dynamic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ynamic buffer und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underrun_dynami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arison NULL with function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cmp_funcad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tradic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conflicting_co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er precision lost because of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los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ov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overflow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und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underflo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ad cod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dead_c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d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ead_loc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letion of data structure sentinel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deletion_of_data_structure_sentine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fre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double_fre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ubl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lo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uble release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releas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ntentional endless loop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endless_loo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 non dynamically allocated memory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free_nondynamic_allocated_memor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ree_null_point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d cast of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unc_point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turn value of function never checked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function_return_value_unchecke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error_handl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mproper termination of block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termination_of_block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seless assignment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sign_cod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ad extern type for global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valid_exter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valid memory access to already freed area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invalid_memory_acces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ssign small buffer for structure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littlemem_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iv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ivelock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ked but never un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ock_never_unlo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emory allocation failur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allocation_failur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emory leakag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leak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not_retur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referencing a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null_point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atic buffer ov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overrun_st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mory copy at overlapping areas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ow_memcp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ower related errors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pow_related_error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correct pointer arithmetic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ptr_subtractio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ace condition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race_conditio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redundant_cond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eturn of a pointer to a local variabl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return_loca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nteger sign lost because of unsigned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sign_conv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ng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sleep_loc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ross thread stack access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cross_thread_acces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ack overflow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overflow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ck underrun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underru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atic buffer und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underrun_st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Uninitialized memory access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uninit_memory_access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Uninitialized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uninit_pointer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ninitialized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uninit_var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unlock_without_lock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nused variabl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unused_va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rong arguments passed to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wrong_arguments_func_poin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ivision by zero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zero_division</text:p>
          </table:table-cell>
        </table:table-row>
      </table:table>
      <table:named-expressions/>
      <table:database-ranges>
        <table:database-range table:name="__Anonymous_Sheet_DB__3" table:target-range-address="ファイル名とIDの対応表.B1:ファイル名とIDの対応表.E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/00/00</text:date>, <text:time style:data-style-name="N2" text:time-value="15:18:16.98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01:02.091000000</meta:creation-date>
    <dc:date>2019-12-24T16:30:48.012000000</dc:date>
    <meta:editing-duration>PT20H51S</meta:editing-duration>
    <meta:editing-cycles>47</meta:editing-cycles>
    <meta:generator>LibreOffice/6.1.2.1$Windows_X86_64 LibreOffice_project/65905a128db06ba48db947242809d14d3f9a93fe</meta:generator>
    <meta:document-statistic meta:table-count="4" meta:cell-count="9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10.794cm" svg:y="0.432cm" chart:style-name="ch2">
          <text:p>Detection Rate比較</text:p>
        </chart:title>
        <chart:subtitle svg:x="0cm" svg:y="0cm" chart:style-name="ch3">
          <text:p/>
        </chart:subtitle>
        <chart:legend chart:legend-position="end" svg:x="17.606cm" svg:y="5.936cm" style:legend-expansion="high" chart:style-name="ch4"/>
        <chart:plot-area chart:style-name="ch5" table:cell-range-address="Detection_Rate比較.B1:Detection_Rate比較.G6" chart:data-source-has-labels="both" svg:x="0.515cm" svg:y="1.533cm" svg:width="16.576cm" svg:height="12.984cm">
          <chartooo:coordinate-region svg:x="1.666cm" svg:y="1.728cm" svg:width="15.425cm" svg:height="12.15cm"/>
          <chart:axis chart:dimension="x" chart:name="primary-x" chart:style-name="ch6" chartooo:axis-type="auto">
            <chartooo:date-scale/>
            <chart:categories table:cell-range-address="Detection_Rate比較.B2:Detection_Rate比較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Rate比較.C2:Detection_Rate比較.C6" chart:label-cell-address="Detection_Rate比較.C1:Detection_Rate比較.C1" chart:class="chart:bar">
            <chart:data-point chart:repeated="5"/>
          </chart:series>
          <chart:series chart:style-name="ch10" chart:values-cell-range-address="Detection_Rate比較.D2:Detection_Rate比較.D6" chart:label-cell-address="Detection_Rate比較.D1:Detection_Rate比較.D1" chart:class="chart:bar">
            <chart:data-point chart:repeated="5"/>
          </chart:series>
          <chart:series chart:style-name="ch11" chart:values-cell-range-address="Detection_Rate比較.E2:Detection_Rate比較.E6" chart:label-cell-address="Detection_Rate比較.E1:Detection_Rate比較.E1" chart:class="chart:bar">
            <chart:data-point chart:repeated="5"/>
          </chart:series>
          <chart:series chart:style-name="ch12" chart:values-cell-range-address="Detection_Rate比較.F2:Detection_Rate比較.F6" chart:label-cell-address="Detection_Rate比較.F1:Detection_Rate比較.F1" chart:class="chart:bar">
            <chart:data-point chart:repeated="5"/>
          </chart:series>
          <chart:series chart:style-name="ch13" chart:values-cell-range-address="Detection_Rate比較.G2:Detection_Rate比較.G6" chart:label-cell-address="Detection_Rate比較.G1:Detection_Rate比較.G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(期待通り発見)</text:p>
                <draw:g>
                  <svg:desc>Detection_Rate比較.C1:Detection_Rate比較.C1</svg:desc>
                </draw:g>
              </table:table-cell>
              <table:table-cell office:value-type="string">
                <text:p>KLEE(期待通りではないがともかく発見したものも含む)</text:p>
                <draw:g>
                  <svg:desc>Detection_Rate比較.D1:Detection_Rate比較.D1</svg:desc>
                </draw:g>
              </table:table-cell>
              <table:table-cell office:value-type="string">
                <text:p>GrammaTech: CodeSonar</text:p>
                <draw:g>
                  <svg:desc>Detection_Rate比較.E1:Detection_Rate比較.E1</svg:desc>
                </draw:g>
              </table:table-cell>
              <table:table-cell office:value-type="string">
                <text:p>MathWorks: Code Prover</text:p>
                <draw:g>
                  <svg:desc>Detection_Rate比較.F1:Detection_Rate比較.F1</svg:desc>
                </draw:g>
              </table:table-cell>
              <table:table-cell office:value-type="string">
                <text:p>MathWorks: Bug Finder</text:p>
                <draw:g>
                  <svg:desc>Detection_Rate比較.G1:Detection_Rate比較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Detection_Rate比較.B2:Detection_Rate比較.B6</svg:desc>
                </draw:g>
              </table:table-cell>
              <table:table-cell office:value-type="float" office:value="0.985074626865672">
                <text:p>0.985074626865672</text:p>
                <draw:g>
                  <svg:desc>Detection_Rate比較.C2:Detection_Rate比較.C6</svg:desc>
                </draw:g>
              </table:table-cell>
              <table:table-cell office:value-type="float" office:value="1">
                <text:p>1</text:p>
                <draw:g>
                  <svg:desc>Detection_Rate比較.D2:Detection_Rate比較.D6</svg:desc>
                </draw:g>
              </table:table-cell>
              <table:table-cell office:value-type="float" office:value="1">
                <text:p>1</text:p>
                <draw:g>
                  <svg:desc>Detection_Rate比較.E2:Detection_Rate比較.E6</svg:desc>
                </draw:g>
              </table:table-cell>
              <table:table-cell office:value-type="float" office:value="0.97">
                <text:p>0.97</text:p>
                <draw:g>
                  <svg:desc>Detection_Rate比較.F2:Detection_Rate比較.F6</svg:desc>
                </draw:g>
              </table:table-cell>
              <table:table-cell office:value-type="float" office:value="0.97">
                <text:p>0.97</text:p>
                <draw:g>
                  <svg:desc>Detection_Rate比較.G2:Detection_Rate比較.G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53125">
                <text:p>0.53125</text:p>
              </table:table-cell>
              <table:table-cell office:value-type="float" office:value="0.61">
                <text:p>0.61</text:p>
              </table:table-cell>
              <table:table-cell office:value-type="float" office:value="0.2">
                <text:p>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9.268cm" svg:y="0.432cm" chart:style-name="ch2">
          <text:p>100-FPR(False Positive Rate)比較</text:p>
        </chart:title>
        <chart:subtitle svg:x="0cm" svg:y="0cm" chart:style-name="ch3">
          <text:p/>
        </chart:subtitle>
        <chart:legend chart:legend-position="end" svg:x="20.858cm" svg:y="6.376cm" style:legend-expansion="high" chart:style-name="ch4"/>
        <chart:plot-area chart:style-name="ch5" table:cell-range-address="FPRate比較.B1:FPRate比較.F6" chart:data-source-has-labels="both" svg:x="0.515cm" svg:y="1.533cm" svg:width="19.828cm" svg:height="12.984cm">
          <chartooo:coordinate-region svg:x="1.666cm" svg:y="1.728cm" svg:width="18.677cm" svg:height="12.15cm"/>
          <chart:axis chart:dimension="x" chart:name="primary-x" chart:style-name="ch6" chartooo:axis-type="auto">
            <chartooo:date-scale/>
            <chart:categories table:cell-range-address="FPRate比較.B2:FPRate比較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PRate比較.C2:FPRate比較.C6" chart:label-cell-address="FPRate比較.C1:FPRate比較.C1" chart:class="chart:bar">
            <chart:data-point chart:repeated="5"/>
          </chart:series>
          <chart:series chart:style-name="ch10" chart:values-cell-range-address="FPRate比較.D2:FPRate比較.D6" chart:label-cell-address="FPRate比較.D1:FPRate比較.D1" chart:class="chart:bar">
            <chart:data-point chart:repeated="5"/>
          </chart:series>
          <chart:series chart:style-name="ch11" chart:values-cell-range-address="FPRate比較.E2:FPRate比較.E6" chart:label-cell-address="FPRate比較.E1:FPRate比較.E1" chart:class="chart:bar">
            <chart:data-point chart:repeated="5"/>
          </chart:series>
          <chart:series chart:style-name="ch12" chart:values-cell-range-address="FPRate比較.F2:FPRate比較.F6" chart:label-cell-address="FPRate比較.F1:FPRate比較.F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</text:p>
                <draw:g>
                  <svg:desc>FPRate比較.C1:FPRate比較.C1</svg:desc>
                </draw:g>
              </table:table-cell>
              <table:table-cell office:value-type="string">
                <text:p>GrammaTech: CodeSonar</text:p>
                <draw:g>
                  <svg:desc>FPRate比較.D1:FPRate比較.D1</svg:desc>
                </draw:g>
              </table:table-cell>
              <table:table-cell office:value-type="string">
                <text:p>MathWorks: Code Prover</text:p>
                <draw:g>
                  <svg:desc>FPRate比較.E1:FPRate比較.E1</svg:desc>
                </draw:g>
              </table:table-cell>
              <table:table-cell office:value-type="string">
                <text:p>MathWorks: Bug Finder</text:p>
                <draw:g>
                  <svg:desc>FPRate比較.F1:FPRate比較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FPRate比較.B2:FPRate比較.B6</svg:desc>
                </draw:g>
              </table:table-cell>
              <table:table-cell office:value-type="float" office:value="1">
                <text:p>1</text:p>
                <draw:g>
                  <svg:desc>FPRate比較.C2:FPRate比較.C6</svg:desc>
                </draw:g>
              </table:table-cell>
              <table:table-cell office:value-type="float" office:value="1">
                <text:p>1</text:p>
                <draw:g>
                  <svg:desc>FPRate比較.D2:FPRate比較.D6</svg:desc>
                </draw:g>
              </table:table-cell>
              <table:table-cell office:value-type="float" office:value="1">
                <text:p>1</text:p>
                <draw:g>
                  <svg:desc>FPRate比較.E2:FPRate比較.E6</svg:desc>
                </draw:g>
              </table:table-cell>
              <table:table-cell office:value-type="float" office:value="1">
                <text:p>1</text:p>
                <draw:g>
                  <svg:desc>FPRate比較.F2:FPRate比較.F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954022988505747">
                <text:p>0.95402298850574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